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OdeManagedConnectionFactory.getLogWri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deManagedConnectionFactory.setURL( String ur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deManagedConnectionFactory.matchManagedConnections( Set candidates , Subject subject , ConnectionRequestInfo connectionRequestInf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deManagedConnectionFactory.setProperty( String key , String val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OdeManagedConnectionFactory.createManagedConnection( Subject subject , ConnectionRequestInfo connectionRequestInfo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OdeManagedConnectionFactory.setTransport( String transportClassNam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OdeManagedConnectionFactory.OdeManagedConnectionFactory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OdeManagedConnectionFactory.createConnectionFa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deManagedConnectionFactory.createConnectionFactory( ConnectionManager connection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deManagedConnectionFactory.setLogWriter( PrintWriter printWri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